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dele opis:</text:p>
      <text:p text:style-name="Standard"/>
      <text:p text:style-name="P1">BASE:</text:p>
      <text:p text:style-name="Standard">Modele te pewnie beda sluzyly do porownywania jakiej jakosci są nastepne modele.</text:p>
      <text:p text:style-name="Standard">a) Regresja liniowa : Kazda ulice traktuje jak osobny problem regresji liniowej na podstawie ustalonego okienka. </text:p>
      <text:p text:style-name="Standard"><text:tab/>i ) Bez kwadratow</text:p>
      <text:p text:style-name="Standard"><text:tab/>ii ) Sprobowac kwadraty</text:p>
      <text:p text:style-name="Standard"><text:tab/>iii) Wazona regresja (doczytac)</text:p>
      <text:p text:style-name="Standard">b) Regresja “logistyczna” : podziele na dyskretne klasy. Uwaga! Ten model jest mozliwy do interpretowania jako “naive bayes”, dlatego fajnie to zaimplementowa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szek </meta:initial-creator>
    <meta:creation-date>2013-05-12T05:16:46</meta:creation-date>
    <meta:generator>LibreOffice/3.5$Linux_X86_64 LibreOffice_project/350m1$Build-2</meta:generator>
    <dc:date>2013-05-12T05:23:56</dc:date>
    <dc:creator>staszek </dc:creator>
    <meta:editing-duration>PT4M59S</meta:editing-duration>
    <meta:editing-cycles>2</meta:editing-cycles>
    <meta:document-statistic meta:table-count="0" meta:image-count="0" meta:object-count="0" meta:page-count="1" meta:paragraph-count="8" meta:word-count="65" meta:character-count="443" meta:non-whitespace-character-count="382"/>
  </office:meta>
</office:document-meta>
</file>